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5693in" fo:break-before="auto" style:use-optimal-row-height="fals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7307in" fo:break-before="auto" style:use-optimal-row-height="true"/>
    </style:style>
    <style:style style:name="ro16" style:family="table-row">
      <style:table-row-properties style:row-height="1.8862in" fo:break-before="auto" style:use-optimal-row-height="true"/>
    </style:style>
    <style:style style:name="ro17" style:family="table-row">
      <style:table-row-properties style:row-height="2.3528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c9ba4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/>
      <style:text-properties fo:color="#800080"/>
    </style:style>
    <style:style style:name="ce16" style:family="table-cell" style:parent-style-name="Default">
      <style:table-cell-properties fo:background-color="transparent"/>
      <style:text-properties fo:color="#8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1d41a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80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a933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81d41a" style:vertical-align="middle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6666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ce41"/>
        <table:table-column table:style-name="co5" table:default-cell-style-name="ce41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MINISHELL 🐚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2" table:number-rows-spanned="20">
            <text:p>⚠️⚠️⚠️⚠️⚠️⚠️⚠️⚠️⚠️⚠️⚠️</text:p>
            <text:p/>
            <text:p>ATTENTION</text:p>
            <text:p>Les comportements presents dans cet Excel ne sont pas tous a gerer dans la Mandatory du projet Minishell !</text:p>
            <text:p>Ne vous mettez pas la pression pour essayer de tous les gerer !</text:p>
            <text:p>Verifiez juste pour ces cas non gerables s'ils ne Segfault pas, ou n'effectuent pas un comportement suspect !</text:p>
            <text:p>Utilisez votre bon sens pour exploiter au mieux ce document et faire un Minishell pas trop ambitieux, selon votre situation du projet.</text:p>
            <text:p>(Par contre, si vous etes chauds pour tout gerer, GG a vous !)</text:p>
            <text:p/>
            <text:p/>
            <text:p>Bon courage et n'hesitez pas a m'envoyer un MP si besoin ! </text:p>
            <text:p/>
            <text:p/>
            <text:p>(GitHub : vietdu91 / Discord : vietdu91#6048 / Intra : emtran)</text:p>
            <text:p/>
            <text:p>⚠️⚠️⚠️⚠️⚠️⚠️⚠️⚠️⚠️⚠️⚠️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2" table:number-rows-spanned="1">
            <text:p>Gestion des comportements</text:p>
          </table:table-cell>
          <table:covered-table-cell table:style-name="ce6"/>
          <table:covered-table-cell table:style-name="ce35"/>
          <table:covered-table-cell table:number-columns-repeated="2" table:style-name="ce16"/>
          <table:covered-table-cell table:number-columns-repeated="7" table:style-name="ce35"/>
          <table:table-cell table:style-name="ce31" table:number-columns-repeated="19"/>
          <table:table-cell table:style-name="ce35" table:number-columns-repeated="993"/>
        </table:table-row>
        <table:table-row table:style-name="ro3">
          <table:table-cell table:style-name="ce8" table:number-columns-spanned="1" table:number-rows-spanned="2"/>
          <table:table-cell table:style-name="ce7" office:value-type="string" calcext:value-type="string" table:number-columns-spanned="1" table:number-rows-spanned="2">
            <text:p>test.c</text:p>
          </table:table-cell>
          <table:table-cell table:style-name="ce8" table:number-columns-spanned="1" table:number-rows-spanned="2"/>
          <table:table-cell table:style-name="ce17" office:value-type="string" calcext:value-type="string">
            <text:p>A faire</text:p>
          </table:table-cell>
          <table:table-cell table:style-name="ce20" office:value-type="string" calcext:value-type="string">
            <text:p>Test Parsing</text:p>
          </table:table-cell>
          <table:table-cell table:style-name="ce54" office:value-type="string" calcext:value-type="string">
            <text:p>A tester</text:p>
          </table:table-cell>
          <table:table-cell table:style-name="ce54" office:value-type="string" calcext:value-type="string">
            <text:p>Leaks ?</text:p>
          </table:table-cell>
          <table:table-cell table:style-name="ce54" office:value-type="string" calcext:value-type="string">
            <text:p>Fonctionne</text:p>
          </table:table-cell>
          <table:table-cell table:style-name="ce54" office:value-type="string" calcext:value-type="string" table:number-columns-spanned="1" table:number-rows-spanned="2">
            <text:p>Comportement decide</text:p>
          </table:table-cell>
          <table:table-cell table:style-name="ce54" office:value-type="string" calcext:value-type="string" table:number-columns-spanned="1" table:number-rows-spanned="2">
            <text:p>Comportement attendu</text:p>
          </table:table-cell>
          <table:table-cell table:style-name="ce54" office:value-type="string" calcext:value-type="string" table:number-columns-spanned="1" table:number-rows-spanned="2">
            <text:p>Sortie d'exit (echo $?)</text:p>
          </table:table-cell>
          <table:table-cell table:style-name="ce54" office:value-type="string" calcext:value-type="string" table:number-columns-spanned="1" table:number-rows-spanned="2">
            <text:p>Notes</text:p>
          </table:table-cell>
          <table:table-cell table:style-name="ce8" table:number-columns-repeated="19"/>
          <table:table-cell table:style-name="ce32" table:number-columns-repeated="993"/>
        </table:table-row>
        <table:table-row table:style-name="ro4">
          <table:covered-table-cell table:number-columns-repeated="3"/>
          <table:table-cell table:style-name="ce18" office:value-type="string" calcext:value-type="string">
            <text:p>X</text:p>
          </table:table-cell>
          <table:table-cell table:style-name="ce18"/>
          <table:table-cell table:style-name="ce1"/>
          <table:table-cell table:number-columns-repeated="2" table:style-name="ce1" office:value-type="string" calcext:value-type="string">
            <text:p>OK KO</text:p>
          </table:table-cell>
          <table:covered-table-cell table:number-columns-repeated="4"/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57">
            <text:p>CARACTERES A LA VOLEE (SYNTAXE) 🌦</text:p>
          </table:table-cell>
          <table:table-cell table:style-name="ce33" office:value-type="string" calcext:value-type="string">
            <text:p>$&gt; \n (touche entrée)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$&gt;</text:p>
          </table:table-cell>
          <table:table-cell table:style-name="ce1" office:value-type="string" calcext:value-type="string">
            <text:p>Exit de l'ancienne commande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[que des espaces]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[que des tabulations]</text:p>
          </table:table-cell>
          <table:table-cell table:style-name="ce4" office:value-type="string" calcext:value-type="string">
            <text:p>x faire une tab : ctrl+v lacher puis tab</text:p>
          </table:table-cell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l + V + Tab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: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"#"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!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lt;&gt;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6">
          <table:covered-table-cell/>
          <table:table-cell table:style-name="ce33" office:value-type="string" calcext:value-type="string">
            <text:p>$&gt; 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7">
          <table:covered-table-cell/>
          <table:table-cell table:style-name="ce33" office:value-type="string" calcext:value-type="string">
            <text:p>$&gt; &gt;&gt;&gt;&gt;&gt;&gt;&gt;&gt;&gt;&gt;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&lt;&lt;&lt;&lt;&lt;&lt;&lt;&lt;&lt;&lt;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&gt; &gt; 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&gt;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/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/../../../../.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/////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///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\\\\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-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aussi pour "_@°]=+£$?"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metacharacters "&amp;();"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|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|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||||||||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&gt;|&g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amp;&amp;&amp;&amp;&amp;&amp;&amp;&amp;&amp;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;;;;;;;;;;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 (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 ( ( (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''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rashtest.c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Docs/attest.catio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*/*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 S'il n'y aucun dossier à l'intérieur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: filename argument required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!\ A gerer comme une erreur 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4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4ABC=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Makefil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114">
            <text:p>ECHO 🎉</text:p>
          </table:table-cell>
          <table:table-cell table:style-name="ce33" office:value-type="string" calcext:value-type="string">
            <text:p>$&gt;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"-n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n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\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n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gerer ?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""''echo hola""'''' que""'' tal""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 Hola Que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Que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-p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p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-n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-nnn -nnn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nn hola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nn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nn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 -----nn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nn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 -----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</text:p>
          </table:table-cell>
          <table:table-cell table:style-name="ce12" office:value-type="string" calcext:value-type="string" table:number-columns-spanned="1" table:number-rows-spanned="7">
            <text:p>Pas encore gere dans echo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?$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/>
          <table:table-cell table:style-name="ce30"/>
          <table:table-cell table:style-name="ce1"/>
          <table:table-cell table:style-name="ce1" office:value-type="string" calcext:value-type="string">
            <text:p>0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? | echo $? |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:$=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:$=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 $ "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 $ '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\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my shit terminal is [$TERM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xterm-256color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my shit terminal is [$TERM4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my shit terminal is [$TERM4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UID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$HOME9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tous les caractères alphanumériques de l'ASCII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9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$HOME%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les autres caractères (ponctuation, caractères non-ASCII, etc.)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UID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Le path de mon HOME est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e path de mon HOME est 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$USER$var\$USER$USER\$USERtest$USER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USERvietdu91$USERtest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ne pas gerer si '\' non gere :</text:p>
            <text:p>Doit sortir : vietdu91vietdu91vietdu91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hola*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n $hola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echo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echo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.echo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echo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echo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echo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&gt;echo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|echo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|echo -n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*'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D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s Dockers Drawing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*Z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Z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*t hola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*t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$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*hola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*hola 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$hola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HOME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$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$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$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"HOME"</text:p>
          </table:table-cell>
          <table:table-cell table:style-name="ce4"/>
          <table:table-cell table:style-name="ce19"/>
          <table:table-cell table:style-name="ce51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''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""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$HO"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$HO'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$HO""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$HO''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echo "'$HO''ME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'ME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⚠️ Il y a bien 3 singles quotes avant le ME. Je ne sais pas pourquoi Excel tronque à l'affichage le 3e quot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"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"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'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'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"HO""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'HO''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'HO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$"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=HOME</text:p>
          </table:table-cell>
          <table:table-cell table:style-name="ce4"/>
          <table:table-cell table:style-name="ce19"/>
          <table:table-cell table:style-name="ce52" office:value-type="string" calcext:value-type="string">
            <text:p>SPLIT OU EXPAND? JE PENSE PLUTOT EXPAND ET EXPOR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$=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$DONTEXIS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'ho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'h'o'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''h'o'la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'o'la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'"h'o'la"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'hola'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"hola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hola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''ho"''''l"a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"l"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"""""""""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"''''''''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'''''''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'''''''''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'"""""""""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"""""""""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"cho 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'cho 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""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"e"'c'ho 'b'"o"nj"o"'u'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""e"'c'ho 'b'"o"nj"o"'u'r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'c'ho 'b'onjo'u'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cho "$DONTEXIST"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cho "$DONTEXIST""Makefil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cho "$DONTEXIST" "Makefil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tention a l'espace avan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10">
            <text:p>💰</text:p>
          </table:table-cell>
          <table:table-cell table:style-name="ce33" office:value-type="string" calcext:value-type="string">
            <text:p>$&gt; 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$?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0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?$HOME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?/home/vietdu91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$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$HOMEdskjhfkdshfs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"$HOMEdskjhfkdshfsd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'$HOMEdskjhfkdshfsd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MEsddfddfssfdf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$LESS$VAR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-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0">
            <text:p>SIGNAUX 🛰</text:p>
          </table:table-cell>
          <table:table-cell table:style-name="ce33" office:value-type="string" calcext:value-type="string">
            <text:p>$&gt; 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hola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| rev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rt du programme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hola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hola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(faire Ctlr-\ apres avoir fait plusieurs fois [ENTREE])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tlr-Z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sleep 3 | sleep 3 | sleep 3 (faire Ctlr-C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sleep 3 | sleep 3 | sleep 3 (faire Ctlr-D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sleep 3 | sleep 3 | sleep 3 (faire Ctlr-\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13">
            <text:p>🛫 ENV &amp; EXPORT &amp; UNSET 🛬</text:p>
          </table:table-cell>
          <table:table-cell table:style-name="ce33" office:value-type="string" calcext:value-type="string"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hola que ta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env env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nv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./Make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‘./Makefile’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2">
          <table:covered-table-cell/>
          <table:table-cell table:style-name="ce33" office:value-type="string" calcext:value-type="string"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Hola n'existe pas dans env mais il existe dans expor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9hey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9hey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port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| grep "HO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HOME="/home/vietdu9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%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%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0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?=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?=2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9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9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9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9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__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_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_HO_LA_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_LA_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@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HOL@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 où le nom de variable ne contient pas de lettres, ni de chiffres, ni d'underscor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\~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~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-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-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-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A-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-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-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.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.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\\\$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\$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\\\\L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\\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}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}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{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{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*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*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#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#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@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@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!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LA=bonjour: event not found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$?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0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+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+HO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+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+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</text:p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+=" s'ajoute au contenu de la variabl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HOLA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 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 =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 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 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soir</text:p>
            <text:p>$&gt; export HOLA=bonretour</text:p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jour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$HOME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$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Le cas où la variable "$jour"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\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\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(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pour les caractères : ()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()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&amp;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pour les caractères : &amp;|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@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=bon;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!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jour: event not found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"jour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$USER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vietdu91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HOLA=bonjour"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</text:p>
            <text:p>$&gt; export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$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 -n bonjour 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"/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'"'</text:p>
            <text:p>$&gt; echo " $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at</text:p>
            <text:p>$&gt; c$HOLA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cela 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""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cat Makefile | grep NAME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 Makefile | grep NA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hey </text:p>
            <text:p>$&gt; echo $HOLA$HOLA$HOLA=hey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eyheyhey=heyhe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 bonjour hey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 bonjour hey " </text:p>
            <text:p>$&gt; echo """$HOLA""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 bonjour hey " </text:p>
            <text:p>$&gt; echo wesh"$HOLA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=" bonjour hey " </text:p>
            <text:p>$&gt; echo wesh""$HOLA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!\ Bien supprimer les espaces en trop au debut et a la fin du string d'export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 bonjour hey " </text:p>
            <text:p>$&gt; echo wesh$""HOLA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 bonjour hey " </text:p>
            <text:p>$&gt; echo wesh$"HOLA HOLA"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HOLA 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</text:p>
            <text:p>$&gt; export HOLA=" hola et $HOL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</text:p>
            <text:p>$&gt; export HOLA=' hola et $HOLA'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$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</text:p>
            <text:p>$&gt; export HOLA=" hola et $HOLA"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ls -l - 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 -l - 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xport HOLA="s -la" </text:p>
            <text:p>$&gt; l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s -la" </text:p>
            <text:p>$&gt; l"$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 -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s -la" </text:p>
            <text:p>$&gt; l'$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$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l" </text:p>
            <text:p>$&gt; $HOLA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"l" </text:p>
            <text:p>$&gt; "$HOLA"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=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l" </text:p>
            <text:p>$&gt; '$HOLA'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LA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=A="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TE+S=T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TE+S=T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""=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''=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"="="=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'='='=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p</text:p>
            <text:p>$&gt; export BYE=w</text:p>
            <text:p>$&gt; $HOLA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p</text:p>
            <text:p>$&gt; export BYE=w</text:p>
            <text:p>$&gt; "$HOLA"'$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$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p</text:p>
            <text:p>$&gt; export BYE=w</text:p>
            <text:p>$&gt; "$HOLA""$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p</text:p>
            <text:p>$&gt; export BYE=w</text:p>
            <text:p>$&gt; $"HOLA"$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p</text:p>
            <text:p>$&gt; export BYE=w</text:p>
            <text:p>$&gt; $'HOLA'$'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-n</text:p>
            <text:p>$&gt; "echo $HOLA"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-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A=1 B=2 C=3 D=4 E=5 F=6 G=7 H=8</text:p>
            <text:p>$&gt; echo "$A'$B"'$C"$D'$E'"$F'"'$G'$H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'2$C"$D5"$F'7'8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jour</text:p>
            <text:p>$&gt; env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port HOLA=bonjour</text:p>
            <text:p>$&gt; env</text:p>
            <text:p>$&gt; unset HOLA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unset PATH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unse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unset INEXISTAN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où la variable n'existe pa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33" office:value-type="string" calcext:value-type="string">
            <text:p>$&gt; unset PWD</text:p>
            <text:p>$&gt; env | grep 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33" office:value-type="string" calcext:value-type="string">
            <text:p>$&gt; pwd</text:p>
            <text:p>$&gt; unset PWD</text:p>
            <text:p>$&gt; env | grep PWD</text:p>
            <text:p>$&gt; cd $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$&gt;</text:p>
            <text:p>$&gt;</text:p>
            <text:p>/home/vietdu91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OLDPWD</text:p>
            <text:p>$&gt; env | grep 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9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9HOL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A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A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?A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33" office:value-type="string" calcext:value-type="string">
            <text:p>$&gt; unset HOL?A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\\\\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\\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;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A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.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+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+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=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=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{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{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}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}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-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-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-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_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_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A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*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*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#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#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33" office:value-type="string" calcext:value-type="string">
            <text:p>$&gt; unset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 va unset le contenu de $HOLA, c'est-a-dire la variable bonjour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$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/home/vietdu91/42_works/minishell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@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@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!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A: event not found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^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^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4"/>
          <table:table-cell table:style-name="ce33" office:value-type="string" calcext:value-type="string">
            <text:p>$&gt; unset HOL$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set prend en compte le contenu de $?, c'est-a-dire qu'il lit HOL0A ou HOL127A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\~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~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unset "" HOLA</text:p>
            <text:p>$&gt; env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1" office:value-type="string" calcext:value-type="string">
            <text:p>HOLA sera quand meme unset !!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PATH</text:p>
            <text:p>$&gt; cat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at: No such file or directory</text:p>
            <text:p>$&gt;</text:p>
          </table:table-cell>
          <table:table-cell table:style-name="ce1" office:value-type="string" calcext:value-type="string"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=====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====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++++++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++++++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______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unse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sud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xport hola | unset hola | echo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4">
            <text:p>FICHIERS BINAIRES 0️⃣ 1️⃣</text:p>
          </table:table-cell>
          <table:table-cell table:style-name="ce33" office:value-type="string" calcext:value-type="string">
            <text:p>$&gt; /bin/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/bin/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bin/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/bin/cd Deskto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bin/cd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table-cell table:style-name="ce3" office:value-type="string" calcext:value-type="string" table:number-columns-spanned="1" table:number-rows-spanned="2">
            <text:p>HISTORIQUE 🏦</text:p>
          </table:table-cell>
          <table:table-cell table:style-name="ce33" office:value-type="string" calcext:value-type="string">
            <text:p>$&gt; histor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les 500 dernières command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[touche du haut]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clear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ile l'historiqu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71">
            <text:p>CD 💿 PWD</text:p>
          </table:table-cell>
          <table:table-cell table:style-name="ce33" office:value-type="string" calcext:value-type="string"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$PWD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p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-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-- p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pwd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'affiche qu'une foi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ls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doit se retrouver dans le dossier défini par $HOME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cd 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'user reste dans le même dossier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/././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se retrouve au dossier précédent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.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.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../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src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srcs obj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"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e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/e'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/e"tc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s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sr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akefile: Not a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../.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/./../.././../bin/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.././../.././../bin/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//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/'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/////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///////'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/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/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_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covered-table-cell/>
          <table:table-cell table:style-name="ce33" office:value-type="string" calcext:value-type="string">
            <text:p>$&gt; cd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OLD_PWD</text:p>
            <text:p>$OLD_PWD et $PWD sont inversés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cd --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HOME</text:p>
            <text:p>$OLD_PWD et $PWD sont inversés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--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$HOME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$HOME/42_work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"$PWD/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'$PWD/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$PWD/src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unset HOME</text:p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unset HOME</text:p>
            <text:p>$&gt; export HOME=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unset HOME</text:p>
            <text:p>$&gt; export HOME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minishell Docs crashtest.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/ | echo $?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~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~/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~/ | echo $?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'il n'y a qu'un seul doss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n'y a qu'un seul fich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y au moins deux élément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/a/b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cd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</text:p>
            <text:p>$&gt;</text:p>
            <text:p>/home/vietdu91/42_works/minishell/a/b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mkdir a</text:p>
            <text:p>$&gt; cd a</text:p>
            <text:p>$&gt; rm -r 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/../../home/vietdu91/42_works/minishell/a</text:p>
            <text:p>$&gt;</text:p>
            <text:p>../../..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CDPATH=/</text:p>
            <text:p>$&gt; cd $HOME/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CDPATH=/</text:p>
            <text:p>$&gt; cd home/vietdu9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port CDPATH=./</text:p>
            <text:p>$&gt; cd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CDPATH=./</text:p>
            <text:p>$&gt; cd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4">
            <text:p>BÂTARDS 🖕</text:p>
          </table:table-cell>
          <table:table-cell table:style-name="ce33" office:value-type="string" calcext:value-type="string">
            <text:p>$&gt; chmod 000 minishell</text:p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inishell 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./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akefile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lance le Minishell</text:p>
            <text:p>Il faut donc 2 fois exit pour exit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nv | grep SHLVL</text:p>
            <text:p>$&gt; ./minishell</text:p>
            <text:p>$&gt; env | grep SHLVL</text:p>
            <text:p>$&gt; exit</text:p>
            <text:p>$&gt; env | grep SHLV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touch hola</text:p>
            <text:p>$&gt;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hola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|"wc" 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66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|"wc "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wc -l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r 1 + 1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2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r $? +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it la somme de la valeur de $?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nv -i ./minishell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nv -i ./minishell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-i ./minishell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-i ./minishell</text:p>
            <text:p>$&gt; cd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46">
            <text:p>EXIT ⛔</text:p>
          </table:table-cell>
          <table:table-cell table:style-name="ce33" office:value-type="string" calcext:value-type="string">
            <text:p>$&gt;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exit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666 666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666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-4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2" calcext:value-type="float">
            <text:p>25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-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-0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-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3" calcext:value-type="float">
            <text:p>25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+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69 -9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+++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+++++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++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----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--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"666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'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'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'---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'+++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'6'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'2'66'32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"'666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'666'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'"666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"666"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+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-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6" calcext:value-type="float">
            <text:p>8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9223372036854775807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5" calcext:value-type="float">
            <text:p>255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it 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9223372036854775808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-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it -922337203685477580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9223372036854775809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3" office:value-type="string" calcext:value-type="string" table:number-columns-spanned="1" table:number-rows-spanned="48">
            <text:p>PIPES 🚬</text:p>
          </table:table-cell>
          <table:table-cell table:style-name="ce33" office:value-type="string" calcext:value-type="string">
            <text:p>$&gt; cat | cat | ca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paraît la ligne ls</text:p>
            <text:p>Et 3 retours à la ligne avec la touche Entrée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33" office:value-type="string" calcext:value-type="string">
            <text:p>$&gt; ls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ls |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bonjour</text:p>
            <text:p>$&gt; exit | cat -e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bonjour</text:p>
            <text:p>$&gt; cat -e bonjour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|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| echo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oui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ui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oui | echo non | echo hola | grep oui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oui | echo non | echo hola | grep no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oui | echo non | echo hola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| cat -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/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 |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ifconfig | grep ":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ifconfig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whoami | grep $USE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whoami | grep $USER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whoami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whereis ls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|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|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| hola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| ls |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| ls | echo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loh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ls -la | grep ".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2">
            <text:p>Sort la commande entiere de ls -la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ls -la | grep "'.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test.c | cat -e| cat -e| cat -e| cat -e| cat -e| cat -e| cat -e| cat -e|cat -e|cat -e|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est.c$$$$$$$$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ls|ls|ls|ls|ls|ls|ls|ls|ls|ls|ls|ls</text:p>
            <text:p>|ls|ls|ls|ls|ls|ls|ls|ls|ls|ls|ls|ls|ls|ls|ls|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| cat | cat | cat | cat | cat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|| cat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|| cat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|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Makefil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...]</text:p>
            <text:p>$$</text:p>
            <text:p>.PHONY: all clean fclean re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cat Makefile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b avec split_to_node lexer_expand.c 120 pb de lexer du coup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Makefile | grep srcs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Makefile | grep pr | head -n 5 | cd file_not_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file_not_exist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Makefile | grep pr | head -n 5 |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ell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xport HOLA=bonjour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xport HOLA | echo hola</text:p>
            <text:p>$&gt; env | grep PROU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xport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time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real 0m3.002s</text:p>
            <text:p>user 0m0.003s</text:p>
            <text:p>sys 0m0.001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sleep 3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exit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cho hola &gt; a</text:p>
            <text:p>$&gt; &gt;&gt;b echo que tal</text:p>
            <text:p>$&gt; cat a | 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cho hola &gt; a</text:p>
            <text:p>$&gt; &gt;&gt;b echo que tal</text:p>
            <text:p>$&gt; cat a |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27">
            <text:p>&amp;&amp; 🍒 ||</text:p>
          </table:table-cell>
          <table:table-cell table:style-name="ce33" office:value-type="string" calcext:value-type="string">
            <text:p>$&gt; pwd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||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amp;&amp;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bonjour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bonjour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bonjour &amp;&amp; echo -n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pwd &amp;&amp;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pwd ||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pwd &amp;&amp;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||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ls ||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""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&amp;&amp;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""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||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;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&amp;&amp;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;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||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&amp;&amp;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at | echo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| echo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ls ||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&amp;&amp;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" &amp;&amp; unse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9"/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4" table:number-columns-repeated="2"/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41">
            <text:p>( PARENTHESES )</text:p>
          </table:table-cell>
          <table:table-cell table:style-name="ce33" office:value-type="string" calcext:value-type="string">
            <text:p>$&gt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( ( ls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 ( ) ls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ls &amp;&amp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 ( ls&amp;&amp;pwd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 ( ls ) &amp;&amp;pwd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ls &amp;&amp; ( ( pwd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(ls&amp;&amp;((pwd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6">
          <table:covered-table-cell/>
          <table:table-cell table:style-name="ce33" office:value-type="string" calcext:value-type="string">
            <text:p>$&gt; (ls &amp;&amp; pwd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rance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hola ls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hola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(&g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&l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i pwd exist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&lt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i pwd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 ( ( ( ( pwd)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(((((pwd)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(((( ( pwd ) 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)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pwd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(ls||pwd)&amp;&amp;(l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(lss||pwd)&amp;&amp;(ls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/home/vietdu91/42_works/minishell</text:p>
            <text:p>bash: lss: command not found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lss&amp;&amp;pwd)&amp;&amp;(lss&amp;&amp;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33" office:value-type="string" calcext:value-type="string"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33" office:value-type="string" calcext:value-type="string">
            <text:p>$&gt; (ls &amp;&amp; pwd | wc) &gt; hola</text:p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7">
          <table:covered-table-cell/>
          <table:table-cell table:style-name="ce33" office:value-type="string" calcext:value-type="string">
            <text:p>$&gt; (ls &amp;&amp; pwd | wc) &gt;&gt; hola</text:p>
            <text:p>$&gt; echo hey&amp;&amp;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ey</text:p>
            <text:p>$&gt;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ey &gt; hola</text:p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ey &gt; hola</text:p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ey &gt; hola</text:p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(ls -z || pwd &amp;&amp; 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/42_works/minishell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|| (cat Makefile|grep srcs) &amp;&amp; (pwd|wc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-z &amp;&amp; (ls) &amp;&amp; (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33" office:value-type="string" calcext:value-type="string">
            <text:p>$&gt; (ls &gt; Docs/hey &amp;&amp; pwd)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33" office:value-type="string" calcext:value-type="string">
            <text:p>$&gt; ls &gt; Docs/hey &amp;&amp; pwd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../.. &amp;&amp; pwd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(cd ../.. &amp;&amp; pwd)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-z || cd ../../..&amp;&amp;pwd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-z || (cd ../../..&amp;&amp;pwd)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06">
            <text:p>&lt;&lt; &lt;&lt; &lt;&lt; &lt;&lt; &lt;&lt; &lt;&lt; &lt;&lt; &lt;&lt; &lt;&lt; &lt;&lt; &lt;&lt; &lt;&lt; &lt;&lt; &lt;&lt; &lt;&lt; &lt;&lt; &lt; REDIRECTIONS &gt; 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33" office:value-type="string" calcext:value-type="string">
            <text:p>$&gt; echo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que tal &gt;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que tal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que tal &gt; /tmp/bonjour</text:p>
            <text:p>$&gt; cat -e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hey</text:p>
            <text:p>$&gt; echo bonjour &gt; 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whereis grep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ls -la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&gt;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lt; 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&gt;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bonjour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bonjour |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prout hola &gt; bonjour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command not found</text:p>
            <text:p>$&gt;</text:p>
            <text:p>bonjour [...]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1" office:value-type="string" calcext:value-type="string">
            <text:p>Erreur mais file "bonjour" cree tout de meme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hello &gt;&gt; hello &gt;&gt; hello</text:p>
            <text:p>$&gt; ls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hello &gt;&gt; hello &gt;&gt; hello</text:p>
            <text:p>$&gt; echo hola &gt;&gt; hello</text:p>
            <text:p>$&gt; echo hola &gt; hello &gt;&gt; hello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&gt; hello &gt;&gt; hello 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&gt; hello &gt;&gt; hello &gt; hello</text:p>
            <text:p>$&gt; echo hola &gt;&gt; hello</text:p>
            <text:p>$&gt; echo hola &gt;&gt; hello &gt;&gt; hello 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hello</text:p>
            <text:p>$&gt; echo hola &gt;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hello</text:p>
            <text:p>$&gt; echo hey &gt; bonjour</text:p>
            <text:p>$&gt; echo &lt;bonjour &lt;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hello</text:p>
            <text:p>$&gt; echo hey &gt; bonjour</text:p>
            <text:p>$&gt; echo &lt;hello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 bonjour &gt;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bonjour echo hola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&gt;bonjour echo &gt; hola&gt;bonjour&gt;hola&gt;&gt;bonjour&gt;hola hey &gt;bonjour hola &gt;hola</text:p>
            <text:p>$&gt; cat bonjour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bonjour &gt; hola1</text:p>
            <text:p>$&gt; echo hello &gt; hola2</text:p>
            <text:p>$&gt; echo 2 &gt;hola1 &gt;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bonjour &gt; hola1</text:p>
            <text:p>$&gt; echo hello &gt; hola2</text:p>
            <text:p>$&gt; echo 2 &gt;&gt;hola1 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pw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 Makefile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: not enough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ir pourquoi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&lt;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&lt;srcs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rcs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&lt;..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autres operateurs de redirectio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&gt;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&gt;&gt;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de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&gt;&gt; &gt; &gt;&gt; &lt;&lt; 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&l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&lt; ls 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cat &gt; ls1 &lt; ls2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&gt;hola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bonjour</text:p>
            <text:p>$&gt; cat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&gt;bonjour</text:p>
            <text:p>$&gt; cat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&gt; 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srcs/bonjour</text:p>
            <text:p>$&gt; cat &lt;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srcs/bonjour</text:p>
            <text:p>$&gt; cat &lt;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'c'"h"o hola &gt; bonjour</text:p>
            <text:p>$&gt; cat 'bo'"n"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bonjour\ 1</text:p>
            <text:p>$&gt; ls</text:p>
            <text:p>$&gt; cat bonjour\ 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bonjour hey</text:p>
            <text:p>$&gt; ls</text:p>
            <text:p>$&gt; cat bonjour</text:p>
            <text:p>$&gt; cat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gt;srcs/hello &lt;prout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gt;srcs/hello &lt;prout</text:p>
            <text:p>$&gt; ls srcs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lt;prout &gt;srcs/hello 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lt;prout &gt;srcs/hello </text:p>
            <text:p>$&gt; ls srcs</text:p>
            <text:p>$&gt; cat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&gt;../bonjour &gt;../hello &lt;prout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rm ../bonjour ../hello</text:p>
            <text:p>$&gt; &gt;../bonjour &gt;../hello &lt;prout</text:p>
            <text:p>$&gt; ls ..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&gt;../bonjour &lt;prout &gt;../hello </text:p>
            <text:p>$&gt; cat ../bonjour </text:p>
            <text:p>$&gt; cat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rm ../bonjour ../hello</text:p>
            <text:p>$&gt; &gt;../bonjour &lt;prout &gt;../hello </text:p>
            <text:p>$&gt; ls ..</text:p>
            <text:p>$&gt; cat ..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lt;prout 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lt;prout &gt;&gt;srcs/bonjour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&lt;bonjour &gt;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&gt;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&gt;bonjour &lt;prout 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&gt;bonjour &lt;prout hello</text:p>
            <text:p>$&gt; cat bonjour 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1" office:value-type="string" calcext:value-type="string">
            <text:p>Le fichier hello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&lt;bonjour cat | wc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 0 0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“ ‘ $USER’”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rm -f bonjour</text:p>
            <text:p>$&gt; rm bonjour &gt; bonjour</text:p>
            <text:p>$&gt; ls -l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bonjour': No such file or directory</text:p>
          </table:table-cell>
          <table:table-cell table:style-name="ce1" office:value-type="string" calcext:value-type="string">
            <text:p>0</text:p>
            <text:p>0</text:p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hello"</text:p>
            <text:p>$&gt; 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hello"</text:p>
            <text:p>$&gt; &gt;"$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hello"</text:p>
            <text:p>$&gt; &gt;$"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hello"</text:p>
            <text:p>$&gt; &gt;$HOLA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hello"</text:p>
            <text:p>$&gt; &gt;hey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hello"</text:p>
            <text:p>$&gt; &gt;hey&gt;$HOLA&gt;hey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xport A=hey</text:p>
            <text:p>$&gt; export A B=Hola D E C="Que Tal"</text:p>
            <text:p>$&gt; echo $PROUT$B$C &gt; /tmp/a &gt; /tmp/b &gt; /tmp/c</text:p>
            <text:p>$&gt; cat /tmp/a</text:p>
            <text:p>$&gt; cat /tmp/b</text:p>
            <text:p>$&gt; cat /tmp/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 table:number-columns-spanned="9" table:number-rows-spanned="1">
            <text:p>!!!!! Contenu du fichier a : "Amour Tu es Horrible"</text:p>
            <text:p>!!!!! Contenu du fichier b : "0123456789"</text:p>
            <text:p>!!!!! Contenu du fichier c : "Prout"</text:p>
          </table:table-cell>
          <table:covered-table-cell table:number-columns-repeated="4"/>
          <table:covered-table-cell table:number-columns-repeated="3" table:style-name="ce3"/>
          <table:covered-table-cell/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a cat &lt;b &lt;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rout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&lt;a cat &lt;b &lt;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33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 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33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a &gt; b &gt; 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mkdir dir</text:p>
            <text:p>$&gt; ls -la &gt; dir/bonjour</text:p>
            <text:p>$&gt; cat dir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a</text:p>
            <text:p>$&gt; cat 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&gt;d cat &lt;a &gt;&gt;e</text:p>
            <text:p>$&gt; cat a</text:p>
            <text:p>$&gt; cat d</text:p>
            <text:p>$&gt; cat 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 a &gt; b cat &gt; hey &gt;&gt; d</text:p>
            <text:p>$&gt; cat 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  <text:p>[...] a b hey d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19">
            <text:p>HEREDOC ⏮️</text:p>
          </table:table-cell>
          <table:table-cell table:style-name="ce33" office:value-type="string" calcext:value-type="string">
            <text:p>$&gt; cat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/home/vietdu91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ho"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cat &lt;&lt;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33" office:value-type="string" calcext:value-type="string">
            <text:p>$&gt; cat &lt;&lt;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33" office:value-type="string" calcext:value-type="string">
            <text:p>$&gt; cat &lt;&lt;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&lt;&lt;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</text:p>
            <text:p>&gt;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prout &lt;&lt; lol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prout &lt;&lt; lol &lt;&lt; cat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&lt; $hola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&lt; $"hola"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&lt; $"$hol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$$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&lt; ho$la$"$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$a$$b</text:p>
            <text:p>&gt; ho$la$a$$n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lt;&lt;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lt;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table-cell table:style-name="ce3" office:value-type="string" calcext:value-type="string" table:number-columns-spanned="1" table:number-rows-spanned="6">
            <text:p>WILDCARD ⭐</text:p>
          </table:table-cell>
          <table:table-cell table:style-name="ce33" office:value-type="string" calcext:value-type="string">
            <text:p>$&gt; ls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test.c</text:p>
            <text:p/>
            <text:p>Docs:</text:p>
            <text:p>identite.pdf loyer.pdf</text:p>
            <text:p>srcs:</text:p>
            <text:p>main.c utils.c sor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*.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*.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*.hola' 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M*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M*e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: 'M*ee': No such file or director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Make*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 table:number-rows-repeated="98">
          <table:table-cell table:number-columns-repeated="6"/>
          <table:table-cell table:style-name="ce1" table:number-columns-repeated="3"/>
          <table:table-cell table:number-columns-repeated="1015"/>
        </table:table-row>
        <table:table-row table:style-name="ro1" table:number-rows-repeated="10477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2:42:31.210857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1:28:12.901576126</meta:creation-date>
    <dc:date>2023-11-12T13:16:32.109258406</dc:date>
    <meta:editing-duration>PT3H8M26S</meta:editing-duration>
    <meta:editing-cycles>63</meta:editing-cycles>
    <meta:generator>LibreOffice/7.5.7.1$Linux_X86_64 LibreOffice_project/50$Build-1</meta:generator>
    <meta:document-statistic meta:table-count="1" meta:cell-count="2621" meta:object-count="0"/>
  </office:meta>
</office:document-meta>
</file>